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fill-color="#ff0000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5cm" fo:min-width="0.088cm"/>
    </style:style>
    <style:style style:name="gr5" style:family="graphic" style:parent-style-name="standard">
      <style:graphic-properties draw:fill="gradient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svg:stroke-width="0.076cm" svg:stroke-color="#c0c0c0" draw:textarea-horizontal-align="center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svg:stroke-width="0.076cm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svg:stroke-width="0.076cm" draw:marker-start="Arrow_20_concave" draw:marker-start-width="0.152cm" draw:marker-end="" draw:marker-end-width="0.152cm" draw:textarea-horizontal-align="center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svg:stroke-width="0.076cm" draw:marker-start="Arrow_20_concave" draw:marker-start-width="0.152cm" draw:marker-end-width="0.406cm" draw:textarea-horizontal-align="center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4pt"/>
    </style:style>
    <style:style style:name="P3" style:family="paragraph">
      <style:paragraph-properties fo:text-align="center"/>
      <style:text-properties fo:font-size="4pt"/>
    </style:style>
    <style:style style:name="P4" style:family="paragraph">
      <style:paragraph-properties fo:margin-left="0cm" fo:margin-right="0cm" fo:text-indent="0cm"/>
      <style:text-properties fo:font-size="4pt"/>
    </style:style>
    <style:style style:name="P5" style:family="paragraph">
      <style:text-properties fo:font-family="Symbol" fo:font-size="4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6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family="Symbol" fo:font-size="6pt"/>
    </style:style>
    <style:style style:name="P10" style:family="paragraph">
      <style:paragraph-properties fo:text-align="center"/>
      <style:text-properties fo:font-size="6pt"/>
    </style:style>
    <style:style style:name="P11" style:family="paragraph">
      <style:paragraph-properties fo:margin-left="0cm" fo:margin-right="0cm" fo:text-indent="0cm"/>
      <style:text-properties fo:font-size="7pt"/>
    </style:style>
    <style:style style:name="P12" style:family="paragraph">
      <style:text-properties fo:font-size="7p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text-indent="0cm"/>
      <style:text-properties fo:font-size="8pt"/>
    </style:style>
    <style:style style:name="P15" style:family="paragraph">
      <style:text-properties fo:font-size="8pt"/>
    </style:style>
    <style:style style:name="P16" style:family="paragraph">
      <style:paragraph-properties fo:margin-left="0cm" fo:margin-right="0cm" fo:text-indent="0cm"/>
      <style:text-properties fo:font-size="10pt"/>
    </style:style>
    <style:style style:name="P17" style:family="paragraph">
      <style:text-properties fo:font-size="10pt"/>
    </style:style>
    <style:style style:name="P18" style:family="paragraph">
      <style:text-properties fo:font-family="Symbol" fo:font-size="6pt"/>
    </style:style>
    <style:style style:name="P19" style:family="paragraph">
      <style:text-properties fo:font-size="4pt" fo:font-style="italic"/>
    </style:style>
    <style:style style:name="P20" style:family="paragraph">
      <style:text-properties fo:font-size="6pt"/>
    </style:style>
    <style:style style:name="T1" style:family="text">
      <style:text-properties fo:font-size="4pt"/>
    </style:style>
    <style:style style:name="T2" style:family="text">
      <style:text-properties fo:font-family="Symbol" fo:font-size="4pt"/>
    </style:style>
    <style:style style:name="T3" style:family="text">
      <style:text-properties fo:font-size="6pt"/>
    </style:style>
    <style:style style:name="T4" style:family="text">
      <style:text-properties fo:font-family="Symbol" fo:font-size="6pt"/>
    </style:style>
    <style:style style:name="T5" style:family="text">
      <style:text-properties fo:font-size="7pt" fo:font-style="italic"/>
    </style:style>
    <style:style style:name="T6" style:family="text">
      <style:text-properties style:text-position="-33% 58%" fo:font-size="7pt" fo:font-style="normal"/>
    </style:style>
    <style:style style:name="T7" style:family="text">
      <style:text-properties fo:font-size="12pt"/>
    </style:style>
    <style:style style:name="T8" style:family="text">
      <style:text-properties fo:font-size="8pt"/>
    </style:style>
    <style:style style:name="T9" style:family="text">
      <style:text-properties fo:font-size="10pt"/>
    </style:style>
    <style:style style:name="T10" style:family="text">
      <style:text-properties fo:font-size="4pt" fo:font-style="italic"/>
    </style:style>
    <style:style style:name="T11" style:family="text">
      <style:text-properties fo:font-size="6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0.318cm" svg:height="0.325cm" draw:transform="rotate (-0.0195476876235204) translate (2.103cm 1.136cm)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318cm" svg:height="0.325cm" draw:transform="rotate (-0.0195476876235204) translate (2.341cm 1.345cm)">
          <text:p text:style-name="P2"><text:span text:style-name="T1">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5" draw:layer="layout" svg:width="0.578cm" svg:height="0.437cm" draw:transform="rotate (-0.139800873085906) translate (2.007cm 0.974cm)">
          <draw:text-box>
            <text:p text:style-name="P4"><text:span text:style-name="T2">-</text:span></text:p>
          </draw:text-box>
        </draw:frame>
        <draw:custom-shape draw:style-name="gr1" draw:text-style-name="P1" draw:layer="layout" svg:width="0.442cm" svg:height="0.397cm" draw:transform="rotate (-0.0432841654506382) translate (1.057cm 0.619cm)">
          <text:p text:style-name="P8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2" draw:text-style-name="P7" draw:layer="layout" svg:width="0.442cm" svg:height="0.397cm" draw:transform="rotate (-0.0432841654506382) translate (1.403cm 0.875cm)">
          <text:p text:style-name="P6"><text:span text:style-name="T3">+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4" draw:text-style-name="P9" draw:layer="layout" svg:width="0.616cm" svg:height="0.531cm" draw:transform="rotate (-0.0432841654506382) translate (0.984cm 0.534cm)">
          <draw:text-box>
            <text:p text:style-name="P8"><text:span text:style-name="T4">-</text:span></text:p>
          </draw:text-box>
        </draw:frame>
        <draw:custom-shape draw:style-name="gr1" draw:text-style-name="P1" draw:layer="layout" svg:width="0.463cm" svg:height="0.463cm" svg:x="0.308cm" svg:y="1.355cm">
          <text:p text:style-name="P8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0" draw:layer="layout" svg:width="0.463cm" svg:height="0.463cm" svg:x="0.681cm" svg:y="1.636cm">
          <text:p text:style-name="P6"><text:span text:style-name="T3">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2" draw:layer="layout" svg:width="0.76cm" svg:height="0.585cm" svg:x="3.517cm" svg:y="1.479cm">
          <draw:text-box>
            <text:p text:style-name="P11"><text:span text:style-name="T5">C</text:span><text:span text:style-name="T6">2</text:span></text:p>
          </draw:text-box>
        </draw:frame>
        <draw:custom-shape draw:style-name="gr5" draw:text-style-name="P1" draw:layer="layout" svg:width="0.179cm" svg:height="0.646cm" draw:transform="rotate (-2.42199340299326) translate (1.385cm 1.487cm)">
          <text:p text:style-name="P8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072cm" svg:height="0.618cm" draw:transform="rotate (-2.0907299109648) translate (2.208cm 1.252cm)">
          <text:p text:style-name="P8"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3" draw:layer="layout" svg:width="0.824cm" svg:height="0.725cm" svg:x="0.34cm" svg:y="1.352cm">
          <draw:text-box>
            <text:p text:style-name="P8"><text:span text:style-name="T7">O</text:span></text:p>
          </draw:text-box>
        </draw:frame>
        <draw:frame draw:style-name="gr3" draw:text-style-name="P15" draw:layer="layout" svg:width="0.722cm" svg:height="0.569cm" draw:transform="rotate (0.120253185462387) translate (1.934cm 1.138cm)">
          <draw:text-box>
            <text:p text:style-name="P14"><text:span text:style-name="T8">O</text:span></text:p>
          </draw:text-box>
        </draw:frame>
        <draw:line draw:style-name="gr6" draw:text-style-name="P1" draw:layer="layout" svg:x1="3.876cm" svg:y1="0.28cm" svg:x2="3.876cm" svg:y2="1.55cm">
          <text:p text:style-name="P8"/>
        </draw:line>
        <draw:frame draw:style-name="gr3" draw:text-style-name="P13" draw:layer="layout" svg:width="0.824cm" svg:height="0.725cm" svg:x="2.852cm" svg:y="1.033cm">
          <draw:text-box>
            <text:p text:style-name="P8"><text:span text:style-name="T7">O</text:span></text:p>
          </draw:text-box>
        </draw:frame>
        <draw:frame draw:style-name="gr3" draw:text-style-name="P13" draw:layer="layout" svg:width="0.777cm" svg:height="0.725cm" svg:x="3.476cm" svg:y="0.502cm">
          <draw:text-box>
            <text:p text:style-name="P8"><text:span text:style-name="T7">S</text:span></text:p>
          </draw:text-box>
        </draw:frame>
        <draw:g>
          <draw:line draw:style-name="gr7" draw:text-style-name="P1" draw:layer="layout" svg:x1="3.37cm" svg:y1="1.193cm" svg:x2="3.633cm" svg:y2="0.956cm">
            <text:p text:style-name="P8"/>
          </draw:line>
          <draw:line draw:style-name="gr7" draw:text-style-name="P1" draw:layer="layout" svg:x1="3.446cm" svg:y1="1.277cm" svg:x2="3.71cm" svg:y2="1.038cm">
            <text:p text:style-name="P8"/>
          </draw:line>
        </draw:g>
        <draw:g>
          <draw:line draw:style-name="gr7" draw:text-style-name="P1" draw:layer="layout" svg:x1="4.346cm" svg:y1="1.194cm" svg:x2="4.083cm" svg:y2="0.957cm">
            <text:p text:style-name="P8"/>
          </draw:line>
          <draw:line draw:style-name="gr7" draw:text-style-name="P1" draw:layer="layout" svg:x1="4.27cm" svg:y1="1.278cm" svg:x2="4.006cm" svg:y2="1.039cm">
            <text:p text:style-name="P8"/>
          </draw:line>
        </draw:g>
        <draw:frame draw:style-name="gr3" draw:text-style-name="P13" draw:layer="layout" svg:width="0.824cm" svg:height="0.725cm" svg:x="4.032cm" svg:y="1.034cm">
          <draw:text-box>
            <text:p text:style-name="P8"><text:span text:style-name="T7">O</text:span></text:p>
          </draw:text-box>
        </draw:frame>
        <draw:frame draw:style-name="gr3" draw:text-style-name="P17" draw:layer="layout" svg:width="0.731cm" svg:height="0.645cm" svg:x="1.097cm" svg:y="0.589cm">
          <draw:text-box>
            <text:p text:style-name="P16"><text:span text:style-name="T9">S</text:span></text:p>
          </draw:text-box>
        </draw:frame>
        <draw:frame draw:style-name="gr3" draw:text-style-name="P18" draw:layer="layout" svg:width="0.616cm" svg:height="0.531cm" svg:x="0.232cm" svg:y="1.293cm">
          <draw:text-box>
            <text:p text:style-name="P8"><text:span text:style-name="T4">-</text:span></text:p>
          </draw:text-box>
        </draw:frame>
        <draw:frame draw:style-name="gr3" draw:text-style-name="P15" draw:layer="layout" svg:width="0.693cm" svg:height="0.569cm" svg:x="2.945cm" svg:y="1.448cm">
          <draw:text-box>
            <text:p text:style-name="P8"><text:span text:style-name="T8">B</text:span></text:p>
          </draw:text-box>
        </draw:frame>
        <draw:frame draw:style-name="gr3" draw:text-style-name="P15" draw:layer="layout" svg:width="0.693cm" svg:height="0.569cm" svg:x="4.246cm" svg:y="1.449cm">
          <draw:text-box>
            <text:p text:style-name="P8"><text:span text:style-name="T8">A</text:span></text:p>
          </draw:text-box>
        </draw:frame>
        <draw:line draw:style-name="gr8" draw:text-style-name="P1" draw:layer="layout" svg:x1="5.515cm" svg:y1="0.6cm" svg:x2="5.515cm" svg:y2="1.235cm">
          <text:p text:style-name="P8"/>
        </draw:line>
        <draw:line draw:style-name="gr9" draw:text-style-name="P1" draw:layer="layout" svg:x1="6.132cm" svg:y1="1.219cm" svg:x2="5.497cm" svg:y2="1.217cm">
          <text:p text:style-name="P8"/>
        </draw:line>
        <draw:frame draw:style-name="gr3" draw:text-style-name="P19" draw:layer="layout" svg:width="0.574cm" svg:height="0.408cm" svg:x="5.815cm" svg:y="1.185cm">
          <draw:text-box>
            <text:p text:style-name="P8"><text:span text:style-name="T10">y</text:span></text:p>
          </draw:text-box>
        </draw:frame>
        <draw:frame draw:style-name="gr3" draw:text-style-name="P19" draw:layer="layout" svg:width="0.574cm" svg:height="0.408cm" svg:x="5.075cm" svg:y="0.445cm">
          <draw:text-box>
            <text:p text:style-name="P8"><text:span text:style-name="T10">z</text:span></text:p>
          </draw:text-box>
        </draw:frame>
        <draw:line draw:style-name="gr9" draw:text-style-name="P1" draw:layer="layout" svg:x1="5.198cm" svg:y1="1.551cm" svg:x2="5.556cm" svg:y2="1.165cm">
          <text:p text:style-name="P8"/>
        </draw:line>
        <draw:frame draw:style-name="gr3" draw:text-style-name="P19" draw:layer="layout" svg:width="0.574cm" svg:height="0.408cm" svg:x="5.115cm" svg:y="1.385cm">
          <draw:text-box>
            <text:p text:style-name="P8"><text:span text:style-name="T10">x</text:span></text:p>
          </draw:text-box>
        </draw:frame>
        <draw:frame draw:style-name="gr3" draw:text-style-name="P20" draw:layer="layout" svg:width="2.442cm" svg:height="0.489cm" svg:x="2.749cm" svg:y="1.926cm">
          <draw:text-box>
            <text:p text:style-name="P8"><text:span text:style-name="T3">Molecule in </text:span><text:span text:style-name="T11">yz</text:span><text:span text:style-name="T3">-pla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5cm" fo:page-height="2.5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7T15:47:16</meta:creation-date>
    <dc:creator>Jussi Eloranta</dc:creator>
    <dc:date>2007-04-08T14:26:42</dc:date>
    <dc:language>en-US</dc:language>
    <meta:editing-cycles>76</meta:editing-cycles>
    <meta:editing-duration>PT4H34M17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